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1" svg:font-family="Times" style:font-adornments="Normal" style:font-family-generic="roman"/>
    <style:font-face style:name="Courier New" svg:font-family="'Courier New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263cm" fo:margin-left="-0.132cm" table:align="left" style:writing-mode="lr-tb"/>
    </style:style>
    <style:style style:name="Tableau1.A" style:family="table-column">
      <style:table-column-properties style:column-width="4.745cm"/>
    </style:style>
    <style:style style:name="Tableau1.B" style:family="table-column">
      <style:table-column-properties style:column-width="5.221cm"/>
    </style:style>
    <style:style style:name="Tableau1.C" style:family="table-column">
      <style:table-column-properties style:column-width="0.402cm"/>
    </style:style>
    <style:style style:name="Tableau1.D" style:family="table-column">
      <style:table-column-properties style:column-width="5.89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1cm" fo:keep-together="always"/>
    </style:style>
    <style:style style:name="Tableau1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801cm" fo:keep-together="always"/>
    </style:style>
    <style:style style:name="Tableau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2.111cm" fo:keep-together="always"/>
    </style:style>
    <style:style style:name="Tableau1.A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2.858cm"/>
    </style:style>
    <style:style style:name="Tableau1.C5.2" style:family="table-column">
      <style:table-column-properties style:column-width="3.44cm"/>
    </style:style>
    <style:style style:name="Tableau1.C5.1" style:family="table-row">
      <style:table-row-properties style:min-row-height="1.055cm" fo:keep-together="always"/>
    </style:style>
    <style:style style:name="Tableau1.C5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1.155cm" fo:keep-together="always"/>
    </style:style>
    <style:style style:name="Tableau1.C5.1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10.88cm" fo:keep-together="always"/>
    </style:style>
    <style:style style:name="Tableau1.A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5.998cm" table:align="margins" style:writing-mode="lr-tb"/>
    </style:style>
    <style:style style:name="Tableau2.A" style:family="table-column">
      <style:table-column-properties style:column-width="3.12cm" style:rel-column-width="12781*"/>
    </style:style>
    <style:style style:name="Tableau2.B" style:family="table-column">
      <style:table-column-properties style:column-width="2.464cm" style:rel-column-width="10093*"/>
    </style:style>
    <style:style style:name="Tableau2.C" style:family="table-column">
      <style:table-column-properties style:column-width="2.178cm" style:rel-column-width="8923*"/>
    </style:style>
    <style:style style:name="Tableau2.D" style:family="table-column">
      <style:table-column-properties style:column-width="2.18cm" style:rel-column-width="8930*"/>
    </style:style>
    <style:style style:name="Tableau2.E" style:family="table-column">
      <style:table-column-properties style:column-width="1.875cm" style:rel-column-width="7680*"/>
    </style:style>
    <style:style style:name="Tableau2.F" style:family="table-column">
      <style:table-column-properties style:column-width="2.081cm" style:rel-column-width="8526*"/>
    </style:style>
    <style:style style:name="Tableau2.G" style:family="table-column">
      <style:table-column-properties style:column-width="2.101cm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0.931cm"/>
    </style:style>
    <style:style style:name="Tableau3.B" style:family="table-column">
      <style:table-column-properties style:column-width="9.163cm"/>
    </style:style>
    <style:style style:name="Tableau3.C" style:family="table-column">
      <style:table-column-properties style:column-width="3.083cm"/>
    </style:style>
    <style:style style:name="Tableau3.D" style:family="table-column">
      <style:table-column-properties style:column-width="2.822cm"/>
    </style:style>
    <style:style style:name="Tableau3.1" style:family="table-row">
      <style:table-row-properties style:min-row-height="0.956cm" fo:keep-together="always"/>
    </style:style>
    <style:style style:name="Tableau3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1.021cm" fo:keep-together="always"/>
    </style:style>
    <style:style style:name="Tableau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2.593cm" fo:keep-together="always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2.646cm" fo:keep-together="always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2.514cm" fo:keep-together="always"/>
    </style:style>
    <style:style style:name="Tableau3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2.916cm" fo:keep-together="always"/>
    </style:style>
    <style:style style:name="Tableau3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16cm" fo:margin-left="0cm" table:align="left" style:writing-mode="lr-tb"/>
    </style:style>
    <style:style style:name="Tableau4.A" style:family="table-column">
      <style:table-column-properties style:column-width="0.931cm"/>
    </style:style>
    <style:style style:name="Tableau4.B" style:family="table-column">
      <style:table-column-properties style:column-width="9.163cm"/>
    </style:style>
    <style:style style:name="Tableau4.C" style:family="table-column">
      <style:table-column-properties style:column-width="3.083cm"/>
    </style:style>
    <style:style style:name="Tableau4.D" style:family="table-column">
      <style:table-column-properties style:column-width="2.822cm"/>
    </style:style>
    <style:style style:name="Tableau4.1" style:family="table-row">
      <style:table-row-properties style:min-row-height="0.956cm" fo:keep-together="always"/>
    </style:style>
    <style:style style:name="Tableau4.A1" style:family="table-cell">
      <style:table-cell-properties style:vertical-align="middle" fo:background-color="#b3b3b3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4.2" style:family="table-row">
      <style:table-row-properties style:min-row-height="1.021cm" fo:keep-together="always"/>
    </style:style>
    <style:style style:name="Tableau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2.699cm" fo:keep-together="always"/>
    </style:style>
    <style:style style:name="Tableau4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2.672cm" fo:keep-together="always"/>
    </style:style>
    <style:style style:name="Tableau4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2.487cm" fo:keep-together="always"/>
    </style:style>
    <style:style style:name="Tableau4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2.434cm" fo:keep-together="always"/>
    </style:style>
    <style:style style:name="Tableau4.A7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1.984cm" fo:keep-together="always"/>
    </style:style>
    <style:style style:name="Tableau4.A8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fo:language="en" fo:country="GB"/>
    </style:style>
    <style:style style:name="P11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style:text-autospace="non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font-weight="normal" officeooo:rsid="00194dc8" officeooo:paragraph-rsid="00194dc8" style:font-weight-asian="normal" style:font-weight-complex="normal"/>
    </style:style>
    <style:style style:name="P16" style:family="paragraph" style:parent-style-name="Standard">
      <style:text-properties fo:font-weight="normal" officeooo:rsid="001a95ff" officeooo:paragraph-rsid="001a95ff" style:font-weight-asian="normal" style:font-weight-complex="normal"/>
    </style:style>
    <style:style style:name="P17" style:family="paragraph" style:parent-style-name="Standard">
      <style:text-properties fo:font-weight="normal" officeooo:rsid="001b7a62" officeooo:paragraph-rsid="001b7a62" style:font-weight-asian="normal" style:font-weight-complex="normal"/>
    </style:style>
    <style:style style:name="P18" style:family="paragraph" style:parent-style-name="Standard">
      <style:text-properties officeooo:rsid="001a95ff" officeooo:paragraph-rsid="001a95ff"/>
    </style:style>
    <style:style style:name="P19" style:family="paragraph" style:parent-style-name="Heading_20_1">
      <style:paragraph-properties style:snap-to-layout-grid="false"/>
      <style:text-properties fo:font-size="12pt" style:font-size-asian="12pt"/>
    </style:style>
    <style:style style:name="P20" style:family="paragraph" style:parent-style-name="Heading_20_2">
      <style:paragraph-properties style:snap-to-layout-grid="false"/>
    </style:style>
    <style:style style:name="P21" style:family="paragraph" style:parent-style-name="Heading_20_3">
      <style:paragraph-properties style:snap-to-layout-grid="false"/>
    </style:style>
    <style:style style:name="P22" style:family="paragraph" style:parent-style-name="Subtitle">
      <style:text-properties fo:font-size="20pt" style:font-size-asian="20pt" style:font-size-complex="20pt"/>
    </style:style>
    <style:style style:name="P23" style:family="paragraph" style:parent-style-name="Title">
      <style:paragraph-properties fo:break-before="page"/>
    </style:style>
    <style:style style:name="P24" style:family="paragraph" style:parent-style-name="Heading_20_5">
      <style:text-properties officeooo:paragraph-rsid="0023a7c2"/>
    </style:style>
    <style:style style:name="P25" style:family="paragraph" style:parent-style-name="Heading_20_5">
      <style:text-properties officeooo:paragraph-rsid="0024ba91"/>
    </style:style>
    <style:style style:name="P26" style:family="paragraph" style:parent-style-name="Heading_20_5">
      <style:text-properties officeooo:paragraph-rsid="00269378"/>
    </style:style>
    <style:style style:name="P27" style:family="paragraph" style:parent-style-name="Heading_20_5">
      <style:text-properties fo:font-size="10pt" officeooo:paragraph-rsid="00281ece" style:font-size-asian="10pt" style:font-size-complex="10pt"/>
    </style:style>
    <style:style style:name="P28" style:family="paragraph" style:parent-style-name="Standard" style:master-page-name="Conversion_20_1">
      <style:paragraph-properties fo:text-align="center" style:justify-single-word="false" style:page-number="auto"/>
    </style:style>
    <style:style style:name="P29" style:family="paragraph" style:parent-style-name="Standard" style:list-style-name="L1">
      <style:text-properties fo:font-weight="normal" officeooo:rsid="001e4ca3" officeooo:paragraph-rsid="001e4ca3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1e4ca3" officeooo:paragraph-rsid="0024ba91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1e4ca3" officeooo:paragraph-rsid="001f0754" style:font-weight-asian="normal" style:font-weight-complex="normal"/>
    </style:style>
    <style:style style:name="P32" style:family="paragraph" style:parent-style-name="Standard" style:list-style-name="L7">
      <style:text-properties fo:font-weight="normal" officeooo:rsid="001e4ca3" officeooo:paragraph-rsid="0023a7c2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1e4ca3" officeooo:paragraph-rsid="0023d87e" style:font-weight-asian="normal" style:font-weight-complex="normal"/>
    </style:style>
    <style:style style:name="P34" style:family="paragraph" style:parent-style-name="Standard" style:list-style-name="L11">
      <style:text-properties fo:font-weight="normal" officeooo:rsid="001e4ca3" officeooo:paragraph-rsid="0024ba91" style:font-weight-asian="normal" style:font-weight-complex="normal"/>
    </style:style>
    <style:style style:name="P35" style:family="paragraph" style:parent-style-name="Standard" style:list-style-name="L14">
      <style:text-properties fo:font-weight="normal" officeooo:rsid="001e4ca3" officeooo:paragraph-rsid="00269378" style:font-weight-asian="normal" style:font-weight-complex="normal"/>
    </style:style>
    <style:style style:name="P36" style:family="paragraph" style:parent-style-name="Standard" style:list-style-name="L2">
      <style:text-properties fo:font-weight="normal" officeooo:rsid="0019b0c9" officeooo:paragraph-rsid="0019b0c9" style:font-weight-asian="normal" style:font-weight-complex="normal"/>
    </style:style>
    <style:style style:name="P37" style:family="paragraph" style:parent-style-name="Standard" style:list-style-name="L4">
      <style:text-properties fo:font-weight="normal" officeooo:rsid="0019b0c9" officeooo:paragraph-rsid="0019b0c9" style:font-weight-asian="normal" style:font-weight-complex="normal"/>
    </style:style>
    <style:style style:name="P38" style:family="paragraph" style:parent-style-name="Standard" style:list-style-name="L4">
      <style:text-properties fo:font-weight="normal" officeooo:rsid="0019b0c9" officeooo:paragraph-rsid="001a95ff" style:font-weight-asian="normal" style:font-weight-complex="normal"/>
    </style:style>
    <style:style style:name="P39" style:family="paragraph" style:parent-style-name="Standard" style:list-style-name="L4">
      <style:text-properties fo:font-weight="normal" officeooo:rsid="0019b0c9" officeooo:paragraph-rsid="0021da5e" style:font-weight-asian="normal" style:font-weight-complex="normal"/>
    </style:style>
    <style:style style:name="P40" style:family="paragraph" style:parent-style-name="Standard" style:list-style-name="L7">
      <style:text-properties fo:font-weight="normal" officeooo:rsid="0019b0c9" officeooo:paragraph-rsid="0023a7c2" style:font-weight-asian="normal" style:font-weight-complex="normal"/>
    </style:style>
    <style:style style:name="P41" style:family="paragraph" style:parent-style-name="Standard" style:list-style-name="L7">
      <style:text-properties fo:font-weight="normal" officeooo:rsid="0019b0c9" officeooo:paragraph-rsid="0023d87e" style:font-weight-asian="normal" style:font-weight-complex="normal"/>
    </style:style>
    <style:style style:name="P42" style:family="paragraph" style:parent-style-name="Standard" style:list-style-name="L9">
      <style:text-properties fo:font-weight="normal" officeooo:rsid="0019b0c9" officeooo:paragraph-rsid="0024ba91" style:font-weight-asian="normal" style:font-weight-complex="normal"/>
    </style:style>
    <style:style style:name="P43" style:family="paragraph" style:parent-style-name="Standard" style:list-style-name="L11">
      <style:text-properties fo:font-weight="normal" officeooo:rsid="0019b0c9" officeooo:paragraph-rsid="0024ba91" style:font-weight-asian="normal" style:font-weight-complex="normal"/>
    </style:style>
    <style:style style:name="P44" style:family="paragraph" style:parent-style-name="Standard" style:list-style-name="L14">
      <style:text-properties fo:font-weight="normal" officeooo:rsid="0019b0c9" officeooo:paragraph-rsid="00269378" style:font-weight-asian="normal" style:font-weight-complex="normal"/>
    </style:style>
    <style:style style:name="P45" style:family="paragraph" style:parent-style-name="Standard" style:list-style-name="L3">
      <style:text-properties fo:font-weight="normal" officeooo:rsid="001cbbc3" officeooo:paragraph-rsid="001cbbc3" style:font-weight-asian="normal" style:font-weight-complex="normal"/>
    </style:style>
    <style:style style:name="P46" style:family="paragraph" style:parent-style-name="Standard" style:list-style-name="L6">
      <style:text-properties fo:font-weight="normal" officeooo:rsid="001cbbc3" officeooo:paragraph-rsid="0023a7c2" style:font-weight-asian="normal" style:font-weight-complex="normal"/>
    </style:style>
    <style:style style:name="P47" style:family="paragraph" style:parent-style-name="Standard" style:list-style-name="L10">
      <style:text-properties fo:font-weight="normal" officeooo:rsid="001cbbc3" officeooo:paragraph-rsid="0024ba91" style:font-weight-asian="normal" style:font-weight-complex="normal"/>
    </style:style>
    <style:style style:name="P48" style:family="paragraph" style:parent-style-name="Standard" style:list-style-name="L13">
      <style:text-properties fo:font-weight="normal" officeooo:rsid="001cbbc3" officeooo:paragraph-rsid="00269378" style:font-weight-asian="normal" style:font-weight-complex="normal"/>
    </style:style>
    <style:style style:name="P49" style:family="paragraph" style:parent-style-name="Standard" style:list-style-name="L3">
      <style:text-properties fo:font-weight="normal" officeooo:rsid="001b7a62" officeooo:paragraph-rsid="001b7a62" style:font-weight-asian="normal" style:font-weight-complex="normal"/>
    </style:style>
    <style:style style:name="P50" style:family="paragraph" style:parent-style-name="Standard" style:list-style-name="L6">
      <style:text-properties fo:font-weight="normal" officeooo:rsid="001b7a62" officeooo:paragraph-rsid="0023a7c2" style:font-weight-asian="normal" style:font-weight-complex="normal"/>
    </style:style>
    <style:style style:name="P51" style:family="paragraph" style:parent-style-name="Standard">
      <style:text-properties fo:font-weight="normal" officeooo:rsid="001b7a62" officeooo:paragraph-rsid="0023a7c2" style:font-weight-asian="normal" style:font-weight-complex="normal"/>
    </style:style>
    <style:style style:name="P52" style:family="paragraph" style:parent-style-name="Standard" style:list-style-name="L10">
      <style:text-properties fo:font-weight="normal" officeooo:rsid="001b7a62" officeooo:paragraph-rsid="0024ba91" style:font-weight-asian="normal" style:font-weight-complex="normal"/>
    </style:style>
    <style:style style:name="P53" style:family="paragraph" style:parent-style-name="Standard">
      <style:text-properties fo:font-weight="normal" officeooo:rsid="001b7a62" officeooo:paragraph-rsid="0024ba91" style:font-weight-asian="normal" style:font-weight-complex="normal"/>
    </style:style>
    <style:style style:name="P54" style:family="paragraph" style:parent-style-name="Standard" style:list-style-name="L13">
      <style:text-properties fo:font-weight="normal" officeooo:rsid="001b7a62" officeooo:paragraph-rsid="00269378" style:font-weight-asian="normal" style:font-weight-complex="normal"/>
    </style:style>
    <style:style style:name="P55" style:family="paragraph" style:parent-style-name="Standard">
      <style:text-properties fo:font-weight="normal" officeooo:rsid="001b7a62" officeooo:paragraph-rsid="00269378" style:font-weight-asian="normal" style:font-weight-complex="normal"/>
    </style:style>
    <style:style style:name="P56" style:family="paragraph" style:parent-style-name="Standard">
      <style:text-properties fo:font-weight="normal" officeooo:rsid="00194dc8" officeooo:paragraph-rsid="0023a7c2" style:font-weight-asian="normal" style:font-weight-complex="normal"/>
    </style:style>
    <style:style style:name="P57" style:family="paragraph" style:parent-style-name="Standard">
      <style:text-properties fo:font-weight="normal" officeooo:rsid="00194dc8" officeooo:paragraph-rsid="0024ba91" style:font-weight-asian="normal" style:font-weight-complex="normal"/>
    </style:style>
    <style:style style:name="P58" style:family="paragraph" style:parent-style-name="Standard">
      <style:text-properties fo:font-weight="normal" officeooo:rsid="00194dc8" officeooo:paragraph-rsid="00269378" style:font-weight-asian="normal" style:font-weight-complex="normal"/>
    </style:style>
    <style:style style:name="P59" style:family="paragraph" style:parent-style-name="Standard">
      <style:text-properties fo:font-weight="normal" officeooo:rsid="001a95ff" officeooo:paragraph-rsid="0023a7c2" style:font-weight-asian="normal" style:font-weight-complex="normal"/>
    </style:style>
    <style:style style:name="P60" style:family="paragraph" style:parent-style-name="Standard">
      <style:text-properties fo:font-weight="normal" officeooo:rsid="001a95ff" officeooo:paragraph-rsid="0023d87e" style:font-weight-asian="normal" style:font-weight-complex="normal"/>
    </style:style>
    <style:style style:name="P61" style:family="paragraph" style:parent-style-name="Standard">
      <style:text-properties fo:font-weight="normal" officeooo:rsid="001a95ff" officeooo:paragraph-rsid="0024ba91" style:font-weight-asian="normal" style:font-weight-complex="normal"/>
    </style:style>
    <style:style style:name="P62" style:family="paragraph" style:parent-style-name="Standard">
      <style:text-properties fo:font-weight="normal" officeooo:rsid="001a95ff" officeooo:paragraph-rsid="00269378" style:font-weight-asian="normal" style:font-weight-complex="normal"/>
    </style:style>
    <style:style style:name="P63" style:family="paragraph" style:parent-style-name="Standard">
      <style:text-properties fo:font-weight="normal" officeooo:paragraph-rsid="0023a7c2" style:font-weight-asian="normal" style:font-weight-complex="normal"/>
    </style:style>
    <style:style style:name="P64" style:family="paragraph" style:parent-style-name="Standard" style:list-style-name="L8">
      <style:text-properties fo:font-weight="normal" officeooo:rsid="0023a7c2" officeooo:paragraph-rsid="0023a7c2" style:font-weight-asian="normal" style:font-weight-complex="normal"/>
    </style:style>
    <style:style style:name="P65" style:family="paragraph" style:parent-style-name="Standard" style:list-style-name="L8">
      <style:text-properties fo:font-weight="normal" officeooo:rsid="0023a7c2" officeooo:paragraph-rsid="00269378" style:font-weight-asian="normal" style:font-weight-complex="normal"/>
    </style:style>
    <style:style style:name="P66" style:family="paragraph" style:parent-style-name="Standard" style:list-style-name="L1">
      <style:text-properties fo:font-weight="normal" officeooo:rsid="0023a7c2" officeooo:paragraph-rsid="0023a7c2" style:font-weight-asian="normal" style:font-weight-complex="normal"/>
    </style:style>
    <style:style style:name="P67" style:family="paragraph" style:parent-style-name="Standard">
      <style:text-properties fo:font-weight="normal" officeooo:rsid="0023a7c2" officeooo:paragraph-rsid="0023a7c2" style:font-weight-asian="normal" style:font-weight-complex="normal"/>
    </style:style>
    <style:style style:name="P68" style:family="paragraph" style:parent-style-name="Standard" style:list-style-name="L12">
      <style:text-properties fo:font-weight="normal" officeooo:rsid="0023a7c2" officeooo:paragraph-rsid="00269378" style:font-weight-asian="normal" style:font-weight-complex="normal"/>
    </style:style>
    <style:style style:name="P69" style:family="paragraph" style:parent-style-name="Standard">
      <style:text-properties fo:font-weight="normal" officeooo:rsid="0023a7c2" officeooo:paragraph-rsid="00269378" style:font-weight-asian="normal" style:font-weight-complex="normal"/>
    </style:style>
    <style:style style:name="P70" style:family="paragraph" style:parent-style-name="Standard">
      <style:text-properties fo:font-weight="normal" officeooo:paragraph-rsid="0024ba91" style:font-weight-asian="normal" style:font-weight-complex="normal"/>
    </style:style>
    <style:style style:name="P71" style:family="paragraph" style:parent-style-name="Standard" style:list-style-name="L11">
      <style:text-properties fo:font-weight="normal" officeooo:rsid="0024ba91" officeooo:paragraph-rsid="0024ba91" style:font-weight-asian="normal" style:font-weight-complex="normal"/>
    </style:style>
    <style:style style:name="P72" style:family="paragraph" style:parent-style-name="Standard">
      <style:text-properties fo:font-weight="normal" officeooo:paragraph-rsid="00269378" style:font-weight-asian="normal" style:font-weight-complex="normal"/>
    </style:style>
    <style:style style:name="P73" style:family="paragraph" style:parent-style-name="Standard">
      <style:text-properties officeooo:rsid="001a95ff" officeooo:paragraph-rsid="0023a7c2"/>
    </style:style>
    <style:style style:name="P74" style:family="paragraph" style:parent-style-name="Standard">
      <style:text-properties officeooo:rsid="001a95ff" officeooo:paragraph-rsid="0024ba91"/>
    </style:style>
    <style:style style:name="P75" style:family="paragraph" style:parent-style-name="Standard">
      <style:text-properties officeooo:rsid="001a95ff" officeooo:paragraph-rsid="00269378"/>
    </style:style>
    <style:style style:name="P76" style:family="paragraph" style:parent-style-name="Standard">
      <style:text-properties fo:font-weight="bold" officeooo:paragraph-rsid="0023a7c2" style:font-weight-asian="bold" style:font-weight-complex="bold"/>
    </style:style>
    <style:style style:name="P77" style:family="paragraph" style:parent-style-name="Standard">
      <style:text-properties fo:font-weight="bold" officeooo:paragraph-rsid="0024ba91" style:font-weight-asian="bold" style:font-weight-complex="bold"/>
    </style:style>
    <style:style style:name="P78" style:family="paragraph" style:parent-style-name="Standard">
      <style:text-properties fo:font-weight="bold" officeooo:paragraph-rsid="00269378" style:font-weight-asian="bold" style:font-weight-complex="bold"/>
    </style:style>
    <style:style style:name="P79" style:family="paragraph" style:parent-style-name="Standard">
      <style:paragraph-properties style:text-autospace="none"/>
      <style:text-properties fo:font-size="10pt" fo:font-weight="normal" officeooo:paragraph-rsid="0023a7c2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style:text-autospace="none"/>
      <style:text-properties fo:font-size="10pt" fo:font-weight="normal" officeooo:paragraph-rsid="0024ba91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style:text-autospace="none"/>
      <style:text-properties fo:font-size="10pt" fo:font-weight="normal" officeooo:paragraph-rsid="00269378" style:font-size-asian="10pt" style:font-weight-asian="normal" style:font-size-complex="10pt" style:font-weight-complex="normal"/>
    </style:style>
    <style:style style:name="P82" style:family="paragraph" style:parent-style-name="Standard">
      <style:text-properties fo:font-size="10pt" fo:font-weight="normal" officeooo:paragraph-rsid="0023a7c2" style:font-size-asian="10pt" style:font-weight-asian="normal" style:font-size-complex="10pt" style:font-weight-complex="normal"/>
    </style:style>
    <style:style style:name="P83" style:family="paragraph" style:parent-style-name="Standard">
      <style:text-properties fo:font-size="10pt" fo:font-weight="normal" officeooo:paragraph-rsid="0024ba91" style:font-size-asian="10pt" style:font-weight-asian="normal" style:font-size-complex="10pt" style:font-weight-complex="normal"/>
    </style:style>
    <style:style style:name="P84" style:family="paragraph" style:parent-style-name="Standard">
      <style:text-properties fo:font-size="10pt" fo:font-weight="normal" officeooo:paragraph-rsid="00269378" style:font-size-asian="10pt" style:font-weight-asian="normal" style:font-size-complex="10pt" style:font-weight-complex="normal"/>
    </style:style>
    <style:style style:name="P85" style:family="paragraph" style:parent-style-name="Standard" style:list-style-name="L19">
      <style:text-properties fo:font-size="10pt" officeooo:paragraph-rsid="00281ece" style:font-size-asian="10pt" style:font-size-complex="10pt" style:font-weight-complex="bold"/>
    </style:style>
    <style:style style:name="P86" style:family="paragraph" style:parent-style-name="Standard">
      <style:text-properties fo:font-size="10pt" officeooo:paragraph-rsid="00281ece" style:font-size-asian="10pt" style:font-size-complex="10pt" style:font-weight-complex="bold"/>
    </style:style>
    <style:style style:name="P87" style:family="paragraph" style:parent-style-name="Standard" style:list-style-name="L23">
      <style:paragraph-properties>
        <style:tab-stops/>
      </style:paragraph-properties>
      <style:text-properties fo:font-size="10pt" officeooo:paragraph-rsid="00281ece" style:font-size-asian="10pt" style:font-size-complex="10pt" style:font-weight-complex="bold"/>
    </style:style>
    <style:style style:name="P88" style:family="paragraph" style:parent-style-name="Standard" style:list-style-name="L23">
      <style:text-properties fo:font-size="10pt" officeooo:paragraph-rsid="00281ece" style:font-size-asian="10pt" style:font-size-complex="10pt" style:font-weight-complex="bold"/>
    </style:style>
    <style:style style:name="P89" style:family="paragraph" style:parent-style-name="Standard" style:list-style-name="L24">
      <style:text-properties fo:font-size="10pt" officeooo:paragraph-rsid="00281ece" style:font-size-asian="10pt" style:font-size-complex="10pt" style:font-weight-complex="bold"/>
    </style:style>
    <style:style style:name="P90" style:family="paragraph" style:parent-style-name="Standard" style:list-style-name="L25">
      <style:text-properties fo:font-size="10pt" officeooo:paragraph-rsid="00281ece" style:font-size-asian="10pt" style:font-size-complex="10pt" style:font-weight-complex="bold"/>
    </style:style>
    <style:style style:name="P91" style:family="paragraph" style:parent-style-name="Standard" style:list-style-name="L27">
      <style:text-properties fo:font-size="10pt" officeooo:paragraph-rsid="00281ece" style:font-size-asian="10pt" style:font-size-complex="10pt" style:font-weight-complex="bold"/>
    </style:style>
    <style:style style:name="P92" style:family="paragraph" style:parent-style-name="Standard" style:list-style-name="L29">
      <style:text-properties fo:font-size="10pt" officeooo:paragraph-rsid="00281ece" style:font-size-asian="10pt" style:font-size-complex="10pt" style:font-weight-complex="bold"/>
    </style:style>
    <style:style style:name="P93" style:family="paragraph" style:parent-style-name="Standard" style:list-style-name="L31">
      <style:text-properties fo:font-size="10pt" officeooo:paragraph-rsid="00281ece" style:font-size-asian="10pt" style:font-size-complex="10pt" style:font-weight-complex="bold"/>
    </style:style>
    <style:style style:name="P94" style:family="paragraph" style:parent-style-name="Standard">
      <style:text-properties fo:font-size="10pt" officeooo:paragraph-rsid="00281ece" style:font-size-asian="10pt" style:font-size-complex="10pt"/>
    </style:style>
    <style:style style:name="P95" style:family="paragraph" style:parent-style-name="Standard">
      <style:paragraph-properties style:text-autospace="none"/>
      <style:text-properties fo:font-size="10pt" officeooo:paragraph-rsid="00281ece" style:font-size-asian="10pt" style:font-size-complex="10pt"/>
    </style:style>
    <style:style style:name="P96" style:family="paragraph" style:parent-style-name="Standard">
      <style:text-properties fo:font-size="10pt" fo:font-weight="bold" officeooo:paragraph-rsid="00281ece" style:font-size-asian="10pt" style:font-weight-asian="bold" style:font-size-complex="10pt" style:font-weight-complex="bold"/>
    </style:style>
    <style:style style:name="P97" style:family="paragraph" style:parent-style-name="Standard" style:list-style-name="L23">
      <style:text-properties fo:font-size="10pt" fo:font-weight="bold" officeooo:paragraph-rsid="00281ece" style:font-size-asian="10pt" style:font-weight-asian="bold" style:font-size-complex="10pt" style:font-weight-complex="bold"/>
    </style:style>
    <style:style style:name="P98" style:family="paragraph" style:parent-style-name="Standard" style:list-style-name="L19">
      <style:text-properties officeooo:paragraph-rsid="00281ece"/>
    </style:style>
    <style:style style:name="P99" style:family="paragraph" style:parent-style-name="Standard">
      <style:text-properties officeooo:paragraph-rsid="00281ece"/>
    </style:style>
    <style:style style:name="P100" style:family="paragraph" style:parent-style-name="Standard" style:list-style-name="L23">
      <style:paragraph-properties>
        <style:tab-stops/>
      </style:paragraph-properties>
      <style:text-properties officeooo:paragraph-rsid="00281ece"/>
    </style:style>
    <style:style style:name="P101" style:family="paragraph" style:parent-style-name="Standard" style:list-style-name="L31">
      <style:paragraph-properties>
        <style:tab-stops/>
      </style:paragraph-properties>
      <style:text-properties officeooo:paragraph-rsid="00281ece"/>
    </style:style>
    <style:style style:name="P102" style:family="paragraph" style:parent-style-name="Standard" style:list-style-name="L23">
      <style:text-properties officeooo:paragraph-rsid="00281ece"/>
    </style:style>
    <style:style style:name="P103" style:family="paragraph" style:parent-style-name="Standard" style:list-style-name="L27">
      <style:text-properties officeooo:paragraph-rsid="00281ece"/>
    </style:style>
    <style:style style:name="P104" style:family="paragraph" style:parent-style-name="Standard" style:list-style-name="L29">
      <style:text-properties officeooo:paragraph-rsid="00281ece"/>
    </style:style>
    <style:style style:name="P105" style:family="paragraph" style:parent-style-name="Standard">
      <style:paragraph-properties fo:margin-left="1.886cm" fo:margin-right="0cm" fo:text-indent="0cm" style:auto-text-indent="false">
        <style:tab-stops/>
      </style:paragraph-properties>
      <style:text-properties fo:font-size="10pt" officeooo:paragraph-rsid="00281ece" style:font-size-asian="10pt" style:font-size-complex="10pt"/>
    </style:style>
    <style:style style:name="P106" style:family="paragraph" style:parent-style-name="Standard">
      <style:paragraph-properties fo:margin-left="0cm" fo:margin-right="0cm" fo:text-indent="1.249cm" style:auto-text-indent="false"/>
      <style:text-properties fo:font-size="10pt" officeooo:paragraph-rsid="00281ece" style:font-size-asian="10pt" style:font-size-complex="10pt" style:font-weight-complex="bold"/>
    </style:style>
    <style:style style:name="P107" style:family="paragraph" style:parent-style-name="Standard">
      <style:paragraph-properties fo:margin-left="0cm" fo:margin-right="0cm" fo:text-indent="0cm" style:auto-text-indent="false"/>
      <style:text-properties fo:font-size="10pt" officeooo:paragraph-rsid="00281ece" style:font-size-asian="10pt" style:font-size-complex="10pt" style:font-weight-complex="bold"/>
    </style:style>
    <style:style style:name="P108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09" style:family="paragraph" style:parent-style-name="Title" style:master-page-name="Conversion_20_2">
      <style:paragraph-properties style:page-number="auto"/>
    </style:style>
    <style:style style:name="P110" style:family="paragraph" style:parent-style-name="Title" style:master-page-name="Conversion_20_5">
      <style:paragraph-properties style:page-number="auto"/>
    </style:style>
    <style:style style:name="P111" style:family="paragraph" style:parent-style-name="Title" style:master-page-name="Conversion_20_6">
      <style:paragraph-properties style:page-number="auto"/>
    </style:style>
    <style:style style:name="P112" style:family="paragraph" style:parent-style-name="Title" style:master-page-name="Conversion_20_7">
      <style:paragraph-properties style:page-number="auto"/>
    </style:style>
    <style:style style:name="P113" style:family="paragraph" style:parent-style-name="Title">
      <style:text-properties officeooo:paragraph-rsid="0024ba91"/>
    </style:style>
    <style:style style:name="P114" style:family="paragraph" style:parent-style-name="Title">
      <style:text-properties officeooo:paragraph-rsid="00269378"/>
    </style:style>
    <style:style style:name="P115" style:family="paragraph" style:parent-style-name="Title" style:master-page-name="Conversion_20_3">
      <style:paragraph-properties style:page-number="auto" fo:break-before="page"/>
      <style:text-properties officeooo:paragraph-rsid="0024ba91"/>
    </style:style>
    <style:style style:name="P116" style:family="paragraph" style:parent-style-name="Title" style:master-page-name="Conversion_20_4">
      <style:paragraph-properties style:page-number="auto"/>
      <style:text-properties officeooo:paragraph-rsid="00269378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GB"/>
    </style:style>
    <style:style style:name="T5" style:family="text">
      <style:text-properties style:text-position="super 58%" style:font-name="Times" fo:language="en" fo:country="G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94dc8"/>
    </style:style>
    <style:style style:name="T8" style:family="text">
      <style:text-properties officeooo:rsid="0019b0c9"/>
    </style:style>
    <style:style style:name="T9" style:family="text">
      <style:text-properties officeooo:rsid="001a95ff"/>
    </style:style>
    <style:style style:name="T10" style:family="text">
      <style:text-properties officeooo:rsid="001b7a62"/>
    </style:style>
    <style:style style:name="T11" style:family="text">
      <style:text-properties officeooo:rsid="001cbbc3"/>
    </style:style>
    <style:style style:name="T12" style:family="text">
      <style:text-properties officeooo:rsid="001e4ca3"/>
    </style:style>
    <style:style style:name="T13" style:family="text">
      <style:text-properties officeooo:rsid="0021da5e"/>
    </style:style>
    <style:style style:name="T14" style:family="text">
      <style:text-properties officeooo:rsid="0023a7c2"/>
    </style:style>
    <style:style style:name="T15" style:family="text">
      <style:text-properties officeooo:rsid="0023d87e"/>
    </style:style>
    <style:style style:name="T16" style:family="text">
      <style:text-properties officeooo:rsid="0024ba91"/>
    </style:style>
    <style:style style:name="T17" style:family="text">
      <style:text-properties officeooo:rsid="00269378"/>
    </style:style>
    <style:style style:name="T18" style:family="text">
      <style:text-properties fo:font-size="10pt" fo:font-weight="bold" style:font-size-asian="10pt" style:font-weight-asian="bold" style:font-size-complex="10pt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style:font-size-asian="10pt" style:font-size-complex="10pt" style:font-weight-complex="bold"/>
    </style:style>
    <style:style style:name="T22" style:family="text">
      <style:text-properties fo:font-size="10pt" officeooo:rsid="00281ece" style:font-size-asian="10pt" style:font-size-complex="10pt" style:font-weight-complex="bold"/>
    </style:style>
    <style:style style:name="T23" style:family="text">
      <style:text-properties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font-size="10pt" fo:font-weight="normal" officeooo:rsid="00281ece" style:font-size-asian="10pt" style:font-weight-asian="normal" style:font-size-complex="10pt" style:font-weight-complex="normal"/>
    </style:style>
    <style:style style:name="T25" style:family="text">
      <style:text-properties officeooo:rsid="00281ece"/>
    </style:style>
    <style:style style:name="fr1" style:family="graphic" style:parent-style-name="Frame">
      <style:graphic-properties fo:margin-left="0cm" fo:margin-right="0cm" style:wrap="none" style:vertical-pos="top" style:vertical-rel="baseline" style:horizontal-pos="center" style:horizontal-rel="paragraph-content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WW_5f_CharLFO1LVL1" text:bullet-char="">
        <style:list-level-properties text:space-before="1.111cm" text:min-label-width="0.635cm"/>
        <style:text-properties style:font-name="Symbol"/>
      </text:list-level-style-bullet>
      <text:list-level-style-bullet text:level="2" text:style-name="WW_5f_CharLFO1LVL2" text:bullet-char="o">
        <style:list-level-properties text:space-before="2.381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3.651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4.921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191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7.461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8.731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001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1.271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WW_5f_CharLFO2LVL1" text:bullet-char="-">
        <style:list-level-properties text:space-before="1.249cm" text:min-label-width="0.635cm"/>
        <style:text-properties style:font-name="Arial"/>
      </text:list-level-style-bullet>
      <text:list-level-style-bullet text:level="2" text:style-name="WW_5f_CharLFO2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WW_5f_CharLFO4LVL1" style:num-format="1">
        <style:list-level-properties text:min-label-width="0.635cm"/>
      </text:list-level-style-number>
      <text:list-level-style-number text:level="2" text:style-name="WW_5f_CharLFO4LVL2" style:num-format="1" text:display-levels="2">
        <style:list-level-properties text:space-before="1.251cm" text:min-label-width="0.635cm"/>
      </text:list-level-style-number>
      <text:list-level-style-number text:level="3" text:style-name="WW_5f_CharLFO4LVL3" style:num-format="1" text:display-levels="3">
        <style:list-level-properties text:space-before="3.768cm" text:min-label-width="1.27cm"/>
      </text:list-level-style-number>
      <text:list-level-style-number text:level="4" text:style-name="WW_5f_CharLFO4LVL4" style:num-format="1" text:display-levels="4">
        <style:list-level-properties text:space-before="5.652cm" text:min-label-width="1.905cm"/>
      </text:list-level-style-number>
      <text:list-level-style-number text:level="5" text:style-name="WW_5f_CharLFO4LVL5" style:num-format="1" text:display-levels="5">
        <style:list-level-properties text:space-before="7.535cm" text:min-label-width="1.905cm"/>
      </text:list-level-style-number>
      <text:list-level-style-number text:level="6" text:style-name="WW_5f_CharLFO4LVL6" style:num-format="1" text:display-levels="6">
        <style:list-level-properties text:space-before="9.419cm" text:min-label-width="2.54cm"/>
      </text:list-level-style-number>
      <text:list-level-style-number text:level="7" text:style-name="WW_5f_CharLFO4LVL7" style:num-format="1" text:display-levels="7">
        <style:list-level-properties text:space-before="11.303cm" text:min-label-width="2.54cm"/>
      </text:list-level-style-number>
      <text:list-level-style-number text:level="8" text:style-name="WW_5f_CharLFO4LVL8" style:num-format="1" text:display-levels="8">
        <style:list-level-properties text:space-before="13.187cm" text:min-label-width="3.175cm"/>
      </text:list-level-style-number>
      <text:list-level-style-number text:level="9" text:style-name="WW_5f_CharLFO4LVL9" style:num-format="1" text:display-levels="9">
        <style:list-level-properties text:space-before="15.071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WW_5f_CharLFO2LVL1" text:bullet-char="-">
        <style:list-level-properties text:space-before="1.249cm" text:min-label-width="0.635cm"/>
        <style:text-properties style:font-name="Arial"/>
      </text:list-level-style-bullet>
      <text:list-level-style-bullet text:level="2" text:style-name="WW_5f_CharLFO2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WW_5f_CharLFO4LVL1" style:num-format="1">
        <style:list-level-properties text:min-label-width="0.635cm"/>
      </text:list-level-style-number>
      <text:list-level-style-number text:level="2" text:style-name="WW_5f_CharLFO4LVL2" style:num-format="1" text:display-levels="2">
        <style:list-level-properties text:space-before="1.251cm" text:min-label-width="0.635cm"/>
      </text:list-level-style-number>
      <text:list-level-style-number text:level="3" text:style-name="WW_5f_CharLFO4LVL3" style:num-format="1" text:display-levels="3">
        <style:list-level-properties text:space-before="3.768cm" text:min-label-width="1.27cm"/>
      </text:list-level-style-number>
      <text:list-level-style-number text:level="4" text:style-name="WW_5f_CharLFO4LVL4" style:num-format="1" text:display-levels="4">
        <style:list-level-properties text:space-before="5.652cm" text:min-label-width="1.905cm"/>
      </text:list-level-style-number>
      <text:list-level-style-number text:level="5" text:style-name="WW_5f_CharLFO4LVL5" style:num-format="1" text:display-levels="5">
        <style:list-level-properties text:space-before="7.535cm" text:min-label-width="1.905cm"/>
      </text:list-level-style-number>
      <text:list-level-style-number text:level="6" text:style-name="WW_5f_CharLFO4LVL6" style:num-format="1" text:display-levels="6">
        <style:list-level-properties text:space-before="9.419cm" text:min-label-width="2.54cm"/>
      </text:list-level-style-number>
      <text:list-level-style-number text:level="7" text:style-name="WW_5f_CharLFO4LVL7" style:num-format="1" text:display-levels="7">
        <style:list-level-properties text:space-before="11.303cm" text:min-label-width="2.54cm"/>
      </text:list-level-style-number>
      <text:list-level-style-number text:level="8" text:style-name="WW_5f_CharLFO4LVL8" style:num-format="1" text:display-levels="8">
        <style:list-level-properties text:space-before="13.187cm" text:min-label-width="3.175cm"/>
      </text:list-level-style-number>
      <text:list-level-style-number text:level="9" text:style-name="WW_5f_CharLFO4LVL9" style:num-format="1" text:display-levels="9">
        <style:list-level-properties text:space-before="15.071cm" text:min-label-width="3.17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WW_5f_CharLFO5LVL1" text:bullet-char="">
        <style:list-level-properties text:space-before="1.879cm" text:min-label-width="0.635cm"/>
        <style:text-properties style:font-name="Symbol"/>
      </text:list-level-style-bullet>
      <text:list-level-style-bullet text:level="2" text:style-name="WW_5f_CharLFO5LVL2" text:bullet-char="o">
        <style:list-level-properties text:space-before="3.149cm" text:min-label-width="0.635cm"/>
        <style:text-properties style:font-name="Courier New"/>
      </text:list-level-style-bullet>
      <text:list-level-style-bullet text:level="3" text:style-name="WW_5f_CharLFO5LVL3" text:bullet-char="">
        <style:list-level-properties text:space-before="4.419cm" text:min-label-width="0.635cm"/>
        <style:text-properties style:font-name="Wingdings"/>
      </text:list-level-style-bullet>
      <text:list-level-style-bullet text:level="4" text:style-name="WW_5f_CharLFO5LVL4" text:bullet-char="">
        <style:list-level-properties text:space-before="5.689cm" text:min-label-width="0.635cm"/>
        <style:text-properties style:font-name="Symbol"/>
      </text:list-level-style-bullet>
      <text:list-level-style-bullet text:level="5" text:style-name="WW_5f_CharLFO5LVL5" text:bullet-char="o">
        <style:list-level-properties text:space-before="6.959cm" text:min-label-width="0.635cm"/>
        <style:text-properties style:font-name="Courier New"/>
      </text:list-level-style-bullet>
      <text:list-level-style-bullet text:level="6" text:style-name="WW_5f_CharLFO5LVL6" text:bullet-char="">
        <style:list-level-properties text:space-before="8.229cm" text:min-label-width="0.635cm"/>
        <style:text-properties style:font-name="Wingdings"/>
      </text:list-level-style-bullet>
      <text:list-level-style-bullet text:level="7" text:style-name="WW_5f_CharLFO5LVL7" text:bullet-char="">
        <style:list-level-properties text:space-before="9.499cm" text:min-label-width="0.635cm"/>
        <style:text-properties style:font-name="Symbol"/>
      </text:list-level-style-bullet>
      <text:list-level-style-bullet text:level="8" text:style-name="WW_5f_CharLFO5LVL8" text:bullet-char="o">
        <style:list-level-properties text:space-before="10.769cm" text:min-label-width="0.635cm"/>
        <style:text-properties style:font-name="Courier New"/>
      </text:list-level-style-bullet>
      <text:list-level-style-bullet text:level="9" text:style-name="WW_5f_CharLFO5LVL9" text:bullet-char="">
        <style:list-level-properties text:space-before="12.03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WW_5f_CharLFO6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WW_5f_CharLFO2LVL1" text:bullet-char="-">
        <style:list-level-properties text:space-before="1.249cm" text:min-label-width="0.635cm"/>
        <style:text-properties style:font-name="Arial"/>
      </text:list-level-style-bullet>
      <text:list-level-style-bullet text:level="2" text:style-name="WW_5f_CharLFO2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2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2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2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2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2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2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2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WW_5f_CharLFO3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WW_5f_CharLFO6LVL1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_5f_CharLFO6LVL2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_5f_CharLFO6LVL3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_5f_CharLFO6LVL4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_5f_CharLFO6LVL5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_5f_CharLFO6LVL6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_5f_CharLFO6LVL7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_5f_CharLFO6LVL8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_5f_CharLFO6LVL9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">INF112 - Dossier de validation prévisionnel</text:p>
      <text:p text:style-name="P22"/>
      <text:p text:style-name="Heading_20_2"><text:span text:style-name="T6">Avertissement</text:span> :</text:p>
      <text:p text:style-name="Text_20_body"><text:s/>Cette fiche est similaire à celle qui sera utilisée lors de la recette finale de façon à ce que vous puissiez vous préparer aussi complètement que possible à cette opération. 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19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6">Nom du logiciel :</text:p>
            <text:p text:style-name="Standard"/>
          </table:table-cell>
          <table:covered-table-cell/>
          <table:covered-table-cell/>
          <table:table-cell table:style-name="Tableau1.D3" office:value-type="string">
            <text:p text:style-name="P6">Nom des Auteurs :</text:p>
            <text:p text:style-name="Standard"/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6">Taille (nb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Date de dernière mise à jour :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20">Identification des <text:s/>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6">Nom des <text:s/>valideurs :</text:p>
            <text:p text:style-name="Standard"/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5">Date de validation</text:p>
                </table:table-cell>
                <table:table-cell table:style-name="Tableau1.C5.2.2" office:value-type="string">
                  <text:p text:style-name="P5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3">Fonctionnalités à tester</text:span> :</text:p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/>
            <text:p text:style-name="Standard"><text:span text:style-name="T3">Critère (s) de validation</text:span><text:span text:style-name="T3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15.998cm" draw:z-index="0"><draw:text-box fo:min-height="0.041cm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4">Tests OK</text:span><text:span text:style-name="T5">2</text:span></text:p></table:table-cell><table:table-cell table:style-name="Tableau2.A1" office:value-type="string"><text:p text:style-name="P10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2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21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3">Résultat</text:span><text:span text:style-name="T3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3">Gravité de l’anomalie </text:span><text:span text:style-name="T3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21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3">Résultat</text:span><text:span text:style-name="T3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3">Gravité de l’anomalie </text:span><text:span text:style-name="T3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23">Fiche de test N° <text:span text:style-name="T13">3</text:span></text:p>
      <text:p text:style-name="Title"/>
      <text:p text:style-name="P7">Objectif du test : <text:span text:style-name="T7">éprouver la méthode addItemBook sur les cas d'anomalie</text:span></text:p>
      <text:p text:style-name="P15"/>
      <text:p text:style-name="P15">Vérification de la levée de <text:span text:style-name="T10">l’exception </text:span>BadEntry <text:span text:style-name="T8">lors de l'utilisation de addItemBook « avec des paramètres d'entrées incorrects ».</text:span></text:p>
      <text:p text:style-name="P16"/>
      <text:p text:style-name="P59">Pour rappel : Les <text:span text:style-name="T13">9</text:span> cas de levée de l'exception BadEntry par la méthode <text:span text:style-name="T8">addItemBook</text:span> prévus</text:p>
      <text:p text:style-name="P16">dans l'API sont :</text:p>
      <text:list xml:id="list6259593324285770522" text:style-name="L1">
        <text:list-item>
          <text:p text:style-name="P29">si le pseudo n'est pas <text:span text:style-name="T8">instancié</text:span> ou a moins de 1 <text:span text:style-name="T8">caractère</text:span> autre que des espaces .</text:p>
        </text:list-item>
        <text:list-item>
          <text:p text:style-name="P29">si le password n'est pas <text:span text:style-name="T8">instancié</text:span> ou a moins de 4 <text:span text:style-name="T8">caractère</text:span>s autres que des leadings or trailing blanks.</text:p>
        </text:list-item>
      </text:list>
      <text:list xml:id="list2785290244844195900" text:style-name="L2">
        <text:list-item>
          <text:p text:style-name="P36">si le titre n'est pas instancié ou a moins de 1 caractère autre que des espaces.</text:p>
        </text:list-item>
        <text:list-item>
          <text:p text:style-name="P36">si le genre n'est pas instancié.</text:p>
        </text:list-item>
        <text:list-item>
          <text:p text:style-name="P36">si l'auteur n'est pas instancié.</text:p>
        </text:list-item>
        <text:list-item>
          <text:p text:style-name="P36">si le nombre de pages n'est pas positif.</text:p>
        </text:list-item>
      </text:list>
      <text:p text:style-name="P17"/>
      <text:p text:style-name="P17">Dépendances :</text:p>
      <text:list xml:id="list4342669260980758067" text:style-name="L3">
        <text:list-item>
          <text:p text:style-name="P45">TestInitialisation OK</text:p>
        </text:list-item>
        <text:list-item>
          <text:p text:style-name="P49"><text:span text:style-name="T11">Test</text:span>AddMember OK</text:p>
        </text:list-item>
      </text:list>
      <text:p text:style-name="P14"/>
      <text:p text:style-name="P7">Description (scénario) : </text:p>
      <text:p text:style-name="P14"/>
      <text:list xml:id="list1125273909451838106" text:style-name="L4">
        <text:list-item>
          <text:p text:style-name="P39">Instanciation d'un Social Networ<text:span text:style-name="T13">k contenant des membres, livres et films.</text:span></text:p>
        </text:list-item>
        <text:list-item>
          <text:p text:style-name="P31"><text:span text:style-name="T15">3</text:span>.1 Utilisation de <text:span text:style-name="T8">addItemBook</text:span> avec en paramètre un pseudo non instancié.</text:p>
        </text:list-item>
        <text:list-item>
          <text:p text:style-name="P31"><text:span text:style-name="T15">3</text:span>.2 Utilisation de <text:span text:style-name="T8">addItemBook</text:span> avec en paramètre un pseudo ne contenant que des espaces.</text:p>
        </text:list-item>
        <text:list-item>
          <text:p text:style-name="P31"><text:span text:style-name="T15">3</text:span>.3 Utilisation de <text:span text:style-name="T8">addItemBook</text:span> avec en paramètre un password non instancié.</text:p>
        </text:list-item>
        <text:list-item>
          <text:p text:style-name="P31"><text:span text:style-name="T15">3</text:span>.4 Utilisation de <text:span text:style-name="T8">addItemBook</text:span> avec en paramètre un password de moins de 4 caractères, autres que des « leadings or trailing blanks ».</text:p>
        </text:list-item>
        <text:list-item>
          <text:p text:style-name="P37"><text:span text:style-name="T15">3</text:span>.<text:span text:style-name="T12">5</text:span> Utilisation de addItemBook avec en paramètre un <text:span text:style-name="T9">titre</text:span> non instancié.</text:p>
        </text:list-item>
        <text:list-item>
          <text:p text:style-name="P37"><text:span text:style-name="T15">3</text:span>.<text:span text:style-name="T12">6</text:span> Utilisation de addItemBook avec en paramètre un <text:span text:style-name="T9">titre</text:span> ne contenant que des espaces.</text:p>
        </text:list-item>
        <text:list-item>
          <text:p text:style-name="P37"><text:span text:style-name="T15">3</text:span>.<text:span text:style-name="T12">7</text:span> Utilisation de addItemBook avec en paramètre un <text:span text:style-name="T9">genre</text:span> non instancié.</text:p>
        </text:list-item>
        <text:list-item>
          <text:p text:style-name="P38"><text:span text:style-name="T15">3</text:span>.<text:span text:style-name="T12">8</text:span> Utilisation de addItemBook avec en paramètre un <text:span text:style-name="T9">auteur</text:span> non instancié.</text:p>
        </text:list-item>
        <text:list-item>
          <text:p text:style-name="P37"><text:span text:style-name="T15">3</text:span>.<text:span text:style-name="T12">9</text:span> Utilisation de addItemBook avec en paramètre un <text:span text:style-name="T9">nombre de page négatif</text:span>.</text:p>
        </text:list-item>
      </text:list>
      <text:p text:style-name="P14"/>
      <text:p text:style-name="P14"/>
      <text:p text:style-name="P7">Résultats attendus :</text:p>
      <text:p text:style-name="P14"/>
      <text:p text:style-name="P16">Dans les utilisations de <text:span text:style-name="T8">addItemBook</text:span>, l'exception BadEntry doit être levée.</text:p>
      <text:p text:style-name="P16">De plus, après levée de l'exception, le nombre de livres doit rester identique au nombre de livres avant utilisation de <text:span text:style-name="T8">addItemBook</text:span>.</text:p>
      <text:p text:style-name="P14"/>
      <text:p text:style-name="P14"><text:soft-page-break/></text:p>
      <text:p text:style-name="P7">Résultats observés :</text:p>
      <text:p text:style-name="P14"/>
      <text:p text:style-name="P12"/>
      <text:p text:style-name="P13"/>
      <text:p text:style-name="Heading_20_5">Conclusion :</text:p>
      <text:p text:style-name="P18"/>
      <text:p text:style-name="P109">Fiche de test N° <text:span text:style-name="T14">4</text:span></text:p>
      <text:p text:style-name="Title"/>
      <text:p text:style-name="P76">Objectif du test : <text:span text:style-name="T7">éprouver la méthode addItemBook sur les cas de fonctionnement standrard</text:span></text:p>
      <text:p text:style-name="P56"/>
      <text:list xml:id="list7133857427304272438" text:style-name="L8">
        <text:list-item>
          <text:p text:style-name="P64">But principal : vérification de l'ajout de livres après l'utilisation de addItemBook « avec des paramètres d'entrée corrects ».</text:p>
        </text:list-item>
        <text:list-item>
          <text:p text:style-name="P64">But secondaire : vérification de la levée de l’exception NotMember par la méthode addItemBook pour tous les cas prévus dans l'API.</text:p>
        </text:list-item>
        <text:list-item>
          <text:p text:style-name="P64">But secondaire : vérification de la levée de l’exception ItemBookAlreadyExists par la méthode addItemBook pour tous les cas prévus dans l'API.</text:p>
        </text:list-item>
      </text:list>
      <text:p text:style-name="P59"/>
      <text:p text:style-name="P59">Pour rappel : <text:span text:style-name="T14">le cas de levée de l'exception NotMember par la méthode addItemBook prévu dans l'API est</text:span> :</text:p>
      <text:list xml:id="list175602700166369" text:continue-list="list6259593324285770522" text:style-name="L1">
        <text:list-item>
          <text:p text:style-name="P66">si le pseudo n'est pas celui d'un membre ou si le pseudo et le password de correspondent pas.</text:p>
        </text:list-item>
      </text:list>
      <text:p text:style-name="P67">et le cas pour de levée pour l'exception ItemBookAlreadyExists est :</text:p>
      <text:list xml:id="list175602700162726" text:continue-numbering="true" text:style-name="L1">
        <text:list-item>
          <text:p text:style-name="P66">si un item livre de même titre est déjà présent dans le SocialNetwork (même titre : indifférents à la casse et aux leadings et trailings blanks)</text:p>
        </text:list-item>
      </text:list>
      <text:p text:style-name="P51"/>
      <text:p text:style-name="P51">Dépendances :</text:p>
      <text:list xml:id="list3657269731859208778" text:style-name="L6">
        <text:list-item>
          <text:p text:style-name="P46">TestInitialisation OK</text:p>
        </text:list-item>
        <text:list-item>
          <text:p text:style-name="P50"><text:span text:style-name="T11">Test</text:span>AddMember OK</text:p>
        </text:list-item>
      </text:list>
      <text:p text:style-name="P63"/>
      <text:p text:style-name="P76">Description (scénario) : </text:p>
      <text:p text:style-name="P63"/>
      <text:list xml:id="list74478990694863949" text:style-name="L7">
        <text:list-item>
          <text:p text:style-name="P40">Instanciation d'un Social Networ<text:span text:style-name="T13">k contenant des membres, livres et films.</text:span></text:p>
        </text:list-item>
        <text:list-item>
          <text:p text:style-name="P32"><text:span text:style-name="T15">4</text:span>.1 Utilisation de <text:span text:style-name="T8">addItemBook</text:span> <text:span text:style-name="T15">pour l'ajout de plusieurs livres « avec paramètres d'entrées corrects ».</text:span></text:p>
        </text:list-item>
        <text:list-item>
          <text:p text:style-name="P33"><text:span text:style-name="T15">4.2 </text:span>Utilisation de <text:span text:style-name="T15">addItemBook</text:span> avec en paramètre un pseudo d'un membre inexistant.</text:p>
        </text:list-item>
        <text:list-item>
          <text:p text:style-name="P33"><text:span text:style-name="T15">4.3 </text:span>Utilisation de <text:span text:style-name="T15">addItemBook</text:span> avec en paramètre un pseudo d'un membre existant et avec un mauvais password.</text:p>
        </text:list-item>
        <text:list-item>
          <text:p text:style-name="P33"><text:span text:style-name="T15">4</text:span>.<text:span text:style-name="T15">4</text:span> Utilisation de <text:span text:style-name="T8">addItemBook</text:span> avec en paramètre un <text:span text:style-name="T15">titre identique au titre du premier livre « correct » ajouté.</text:span></text:p>
        </text:list-item>
        <text:list-item>
          <text:p text:style-name="P33"><text:span text:style-name="T15">4</text:span>.<text:span text:style-name="T15">5</text:span> Utilisation de <text:span text:style-name="T8">addItemBook</text:span> avec en paramètre un <text:span text:style-name="T15">titre identique au titre du dernier livre « correct » ajouté.</text:span></text:p>
        </text:list-item>
        <text:list-item>
          <text:p text:style-name="P33"><text:span text:style-name="T15">4</text:span>.<text:span text:style-name="T15">6</text:span> Utilisation de <text:span text:style-name="T8">addItemBook</text:span> avec en paramètre un <text:span text:style-name="T15">titre d'un livre existant (mais avec casse différente).</text:span></text:p>
        </text:list-item>
        <text:list-item>
          <text:p text:style-name="P41"><text:span text:style-name="T15">4</text:span>.<text:span text:style-name="T15">7</text:span> <text:span text:style-name="T12">Utilisation de </text:span>addItemBook<text:span text:style-name="T12"> avec en paramètre un titre d'un livre existant (mais avec des leadings et trailings blanks).</text:span></text:p>
        </text:list-item>
      </text:list>
      <text:p text:style-name="P63"/>
      <text:p text:style-name="P63"/>
      <text:p text:style-name="P76">Résultats attendus :</text:p>
      <text:p text:style-name="P63"/>
      <text:p text:style-name="P60">Dans les utilisations de <text:span text:style-name="T8">addItemBook</text:span>, l<text:span text:style-name="T15">es exceptions NotMember et ItemBookAlreadyExists doivent être levées.</text:span></text:p>
      <text:p text:style-name="P59"><text:soft-page-break/>De plus, après levée de <text:span text:style-name="T15">ces exceptions</text:span>, le nombre de livres doit rester identique au nombre de livres avant utilisation de <text:span text:style-name="T8">addItemBook</text:span>.</text:p>
      <text:p text:style-name="P63"/>
      <text:p text:style-name="P63"/>
      <text:p text:style-name="P76">Résultats observés :</text:p>
      <text:p text:style-name="P63"/>
      <text:p text:style-name="P82"/>
      <text:p text:style-name="P79"/>
      <text:p text:style-name="P24">Conclusion :</text:p>
      <text:p text:style-name="P73"/>
      <text:p text:style-name="P115">Fiche de test N° <text:span text:style-name="T16">5</text:span></text:p>
      <text:p text:style-name="P113"/>
      <text:p text:style-name="P77">Objectif du test : <text:span text:style-name="T7">éprouver la méthode addItemFilm sur les cas d'anomalie</text:span></text:p>
      <text:p text:style-name="P57"/>
      <text:p text:style-name="P57">Vérification de la levée de <text:span text:style-name="T10">l’exception </text:span>BadEntry <text:span text:style-name="T8">lors de l'utilisation de addItemFilm « avec des paramètres d'entrées incorrects ».</text:span></text:p>
      <text:p text:style-name="P61"/>
      <text:p text:style-name="P61">Pour rappel : Les <text:span text:style-name="T13">9</text:span> cas de levée de l'exception BadEntry par la méthode <text:span text:style-name="T8">addItemFilm</text:span> prévus</text:p>
      <text:p text:style-name="P61">dans l'API sont :</text:p>
      <text:list xml:id="list175602700171748" text:continue-list="list175602700162726" text:style-name="L1">
        <text:list-item>
          <text:p text:style-name="P30">si le pseudo n'est pas <text:span text:style-name="T8">instancié</text:span> ou a moins de 1 <text:span text:style-name="T8">caractère</text:span> autre que des espaces .</text:p>
        </text:list-item>
        <text:list-item>
          <text:p text:style-name="P30">si le password n'est pas <text:span text:style-name="T8">instancié</text:span> ou a moins de 4 <text:span text:style-name="T8">caractère</text:span>s autres que des leadings or trailing blanks.</text:p>
        </text:list-item>
      </text:list>
      <text:list xml:id="list4018945949606658204" text:style-name="L9">
        <text:list-item>
          <text:p text:style-name="P42">si le titre n'est pas instancié ou a moins de 1 caractère autre que des espaces.</text:p>
        </text:list-item>
        <text:list-item>
          <text:p text:style-name="P42">si le genre n'est pas instancié.</text:p>
        </text:list-item>
        <text:list-item>
          <text:p text:style-name="P42">si <text:span text:style-name="T16">le réalisateur</text:span> n'est pas instancié.</text:p>
        </text:list-item>
        <text:list-item>
          <text:p text:style-name="P42">si <text:span text:style-name="T16">le scénariste</text:span> n'est pas instancié.</text:p>
        </text:list-item>
        <text:list-item>
          <text:p text:style-name="P42">si l<text:span text:style-name="T16">a durée</text:span> n'est pas positi<text:span text:style-name="T16">ve</text:span>.</text:p>
        </text:list-item>
      </text:list>
      <text:p text:style-name="P53"/>
      <text:p text:style-name="P53">Dépendances :</text:p>
      <text:list xml:id="list8657721739308881571" text:style-name="L10">
        <text:list-item>
          <text:p text:style-name="P47">TestInitialisation OK</text:p>
        </text:list-item>
        <text:list-item>
          <text:p text:style-name="P52"><text:span text:style-name="T11">Test</text:span>AddMember OK</text:p>
        </text:list-item>
      </text:list>
      <text:p text:style-name="P70"/>
      <text:p text:style-name="P77">Description (scénario) : </text:p>
      <text:p text:style-name="P70"/>
      <text:list xml:id="list8209407147822832770" text:style-name="L11">
        <text:list-item>
          <text:p text:style-name="P43">Instanciation d'un Social Networ<text:span text:style-name="T13">k contenant des membres, livres et films.</text:span></text:p>
        </text:list-item>
        <text:list-item>
          <text:p text:style-name="P34"><text:span text:style-name="T16">5</text:span>.1 Utilisation de <text:span text:style-name="T8">addItemFilm</text:span> avec en paramètre un pseudo non instancié.</text:p>
        </text:list-item>
        <text:list-item>
          <text:p text:style-name="P34"><text:span text:style-name="T16">5</text:span>.2 Utilisation de <text:span text:style-name="T8">addItemFilm</text:span> avec en paramètre un pseudo ne contenant que des espaces.</text:p>
        </text:list-item>
        <text:list-item>
          <text:p text:style-name="P34"><text:span text:style-name="T16">5</text:span>.3 Utilisation de <text:span text:style-name="T8">addItemFilm</text:span> avec en paramètre un password non instancié.</text:p>
        </text:list-item>
        <text:list-item>
          <text:p text:style-name="P34"><text:span text:style-name="T16">5</text:span>.4 Utilisation de <text:span text:style-name="T8">addItemFilm</text:span> avec en paramètre un password de moins de 4 caractères, autres que des « leadings or trailing blanks ».</text:p>
        </text:list-item>
        <text:list-item>
          <text:p text:style-name="P43"><text:span text:style-name="T16">5</text:span>.<text:span text:style-name="T12">5</text:span> Utilisation de addItemFilm avec en paramètre un <text:span text:style-name="T9">titre</text:span> non instancié.</text:p>
        </text:list-item>
        <text:list-item>
          <text:p text:style-name="P43"><text:span text:style-name="T16">5</text:span>.<text:span text:style-name="T12">6</text:span> Utilisation de addItemFilm avec en paramètre un <text:span text:style-name="T9">titre</text:span> ne contenant que des espaces.</text:p>
        </text:list-item>
        <text:list-item>
          <text:p text:style-name="P43"><text:span text:style-name="T16">5</text:span>.<text:span text:style-name="T12">7</text:span> Utilisation de addItemFilm avec en paramètre un <text:span text:style-name="T9">genre</text:span> non instancié.</text:p>
        </text:list-item>
        <text:list-item>
          <text:p text:style-name="P43"><text:span text:style-name="T16">5</text:span>.<text:span text:style-name="T12">8</text:span> Utilisation de addItemFilm avec en paramètre un <text:span text:style-name="T16">réalisateur</text:span> non instancié.</text:p>
        </text:list-item>
        <text:list-item>
          <text:p text:style-name="P71">5.9 <text:span text:style-name="T8">Utilisation de addItemFilm avec en paramètre un </text:span>scénariste<text:span text:style-name="T8"> non instancié.</text:span></text:p>
        </text:list-item>
        <text:list-item>
          <text:p text:style-name="P43"><text:span text:style-name="T16">5.10</text:span> Utilisation de addItemFilm avec en paramètre un<text:span text:style-name="T16">e durée négative.</text:span></text:p>
        </text:list-item>
      </text:list>
      <text:p text:style-name="P70"/>
      <text:p text:style-name="P70"/>
      <text:p text:style-name="P77">Résultats attendus :</text:p>
      <text:p text:style-name="P70"/>
      <text:p text:style-name="P61">Dans les utilisations de <text:span text:style-name="T8">addItemFilm</text:span>, l'exception BadEntry doit être levée.</text:p>
      <text:p text:style-name="P61">De plus, après levée de l'exception, le nombre de <text:span text:style-name="T17">films</text:span> doit rester identique au nombre de <text:span text:style-name="T17">films</text:span> avant utilisation de <text:span text:style-name="T8">addItemFilm</text:span>.</text:p>
      <text:p text:style-name="P70"/>
      <text:p text:style-name="P70"><text:soft-page-break/></text:p>
      <text:p text:style-name="P77">Résultats observés :</text:p>
      <text:p text:style-name="P70"/>
      <text:p text:style-name="P83"/>
      <text:p text:style-name="P80"/>
      <text:p text:style-name="P25">Conclusion :</text:p>
      <text:p text:style-name="P74"/>
      <text:p text:style-name="P116">Fiche de test N° <text:span text:style-name="T17">6</text:span></text:p>
      <text:p text:style-name="P114"/>
      <text:p text:style-name="P78">Objectif du test : <text:span text:style-name="T7">éprouver la méthode addItemFilm sur les cas de fonctionnement standrard</text:span></text:p>
      <text:p text:style-name="P58"/>
      <text:list xml:id="list175602716156020" text:continue-list="list7133857427304272438" text:style-name="L8">
        <text:list-item>
          <text:p text:style-name="P65">But principal : vérification de l'ajout de <text:span text:style-name="T17">films</text:span> après l'utilisation de addItem<text:span text:style-name="T17">Film</text:span> « avec des paramètres d'entrée corrects ».</text:p>
        </text:list-item>
        <text:list-item>
          <text:p text:style-name="P65">But secondaire : vérification de la levée de l’exception NotMember par la méthode addItem<text:span text:style-name="T17">Film</text:span> pour tous les cas prévus dans l'API.</text:p>
        </text:list-item>
        <text:list-item>
          <text:p text:style-name="P65">But secondaire : vérification de la levée de l’exception Item<text:span text:style-name="T17">Film</text:span>AlreadyExists par la méthode addItem<text:span text:style-name="T17">Film</text:span> pour tous les cas prévus dans l'API.</text:p>
        </text:list-item>
      </text:list>
      <text:p text:style-name="P62"/>
      <text:p text:style-name="P62">Pour rappel : <text:span text:style-name="T14">le cas de levée de l'exception NotMember par la méthode addItemFilm prévu dans l'API est</text:span> :</text:p>
      <text:list xml:id="list42473206022584671" text:style-name="L12">
        <text:list-item>
          <text:p text:style-name="P68">si le pseudo n'est pas celui d'un membre ou si le pseudo et le password de correspondent pas.</text:p>
        </text:list-item>
      </text:list>
      <text:p text:style-name="P69">et le cas pour de levée pour l'exception Item<text:span text:style-name="T17">Film</text:span>AlreadyExists est :</text:p>
      <text:list xml:id="list175602716168728" text:continue-numbering="true" text:style-name="L12">
        <text:list-item>
          <text:p text:style-name="P68">si un item <text:span text:style-name="T17">film</text:span> de même titre est déjà présent dans le SocialNetwork (même titre : indifférents à la casse et aux leadings et trailings blanks)</text:p>
        </text:list-item>
      </text:list>
      <text:p text:style-name="P55"/>
      <text:p text:style-name="P55">Dépendances :</text:p>
      <text:list xml:id="list558313336615906772" text:style-name="L13">
        <text:list-item>
          <text:p text:style-name="P48">TestInitialisation OK</text:p>
        </text:list-item>
        <text:list-item>
          <text:p text:style-name="P54"><text:span text:style-name="T11">Test</text:span>AddMember OK</text:p>
        </text:list-item>
      </text:list>
      <text:p text:style-name="P72"/>
      <text:p text:style-name="P78">Description (scénario) : </text:p>
      <text:p text:style-name="P72"/>
      <text:list xml:id="list907591604168003951" text:style-name="L14">
        <text:list-item>
          <text:p text:style-name="P44">Instanciation d'un Social Networ<text:span text:style-name="T13">k contenant des membres, livres et films.</text:span></text:p>
        </text:list-item>
        <text:list-item>
          <text:p text:style-name="P35"><text:span text:style-name="T17">6</text:span>.1 Utilisation de <text:span text:style-name="T14">addItemFilm</text:span> <text:span text:style-name="T15">pour l'ajout de plusieurs films « avec paramètres d'entrées corrects ».</text:span></text:p>
        </text:list-item>
        <text:list-item>
          <text:p text:style-name="P35"><text:span text:style-name="T17">6.2 </text:span>Utilisation de <text:span text:style-name="T14">addItemFilm</text:span> avec en paramètre un pseudo d'un membre inexistant.</text:p>
        </text:list-item>
        <text:list-item>
          <text:p text:style-name="P35"><text:span text:style-name="T17">6.3 </text:span>Utilisation de <text:span text:style-name="T14">addItemFilm</text:span> avec en paramètre un pseudo d'un membre existant et avec un mauvais password.</text:p>
        </text:list-item>
        <text:list-item>
          <text:p text:style-name="P35"><text:span text:style-name="T17">6</text:span>.<text:span text:style-name="T15">4</text:span> Utilisation de <text:span text:style-name="T14">addItemFilm</text:span> avec en paramètre un <text:span text:style-name="T15">titre identique au titre du premier film « correct » ajouté.</text:span></text:p>
        </text:list-item>
        <text:list-item>
          <text:p text:style-name="P35"><text:span text:style-name="T17">6</text:span>.<text:span text:style-name="T15">5</text:span> Utilisation de <text:span text:style-name="T14">addItemFilm</text:span> avec en paramètre un <text:span text:style-name="T15">titre identique au titre du dernier film « correct » ajouté.</text:span></text:p>
        </text:list-item>
        <text:list-item>
          <text:p text:style-name="P35"><text:span text:style-name="T17">6</text:span>.<text:span text:style-name="T15">6</text:span> Utilisation de <text:span text:style-name="T14">addItemFilm</text:span> avec en paramètre un <text:span text:style-name="T15">titre d'un film existant (mais avec casse différente).</text:span></text:p>
        </text:list-item>
        <text:list-item>
          <text:p text:style-name="P44"><text:span text:style-name="T17">6</text:span>.<text:span text:style-name="T15">7</text:span> <text:span text:style-name="T12">Utilisation de addItemFilm avec en paramètre un titre d'un film existant (mais avec des leadings et trailings blanks).</text:span></text:p>
        </text:list-item>
      </text:list>
      <text:p text:style-name="P72"/>
      <text:p text:style-name="P72"/>
      <text:p text:style-name="P78">Résultats attendus :</text:p>
      <text:p text:style-name="P72"/>
      <text:p text:style-name="P62">Dans les utilisations de <text:span text:style-name="T14">addItemFilm</text:span>, l<text:span text:style-name="T15">es exceptions NotMember et ItemFilmAlreadyExists doivent être levées.</text:span></text:p>
      <text:p text:style-name="P62"><text:soft-page-break/>De plus, après levée de <text:span text:style-name="T15">ces exceptions</text:span>, le nombre de <text:span text:style-name="T17">films</text:span> doit rester identique au nombre de <text:span text:style-name="T17">films</text:span> avant utilisation de <text:span text:style-name="T8">addItemFilm</text:span>.</text:p>
      <text:p text:style-name="P72"/>
      <text:p text:style-name="P72"/>
      <text:p text:style-name="P78">Résultats observés :</text:p>
      <text:p text:style-name="P72"/>
      <text:p text:style-name="P84"/>
      <text:p text:style-name="P81"/>
      <text:p text:style-name="P26">Conclusion :</text:p>
      <text:p text:style-name="P75"/>
      <text:p text:style-name="P110">Fiche de test N° <text:span text:style-name="T25">7</text:span></text:p>
      <text:p text:style-name="Title"/>
      <text:p text:style-name="P99"><text:span text:style-name="Default_20_Paragraph_20_Font"><text:span text:style-name="T19">Objectif du test : </text:span></text:span><text:span text:style-name="Default_20_Paragraph_20_Font"><text:span text:style-name="T21">éprouver la méthode reviewItemBook sur les cas d’anomalies BadEntry.</text:span></text:span></text:p>
      <text:p text:style-name="P86"/>
      <text:p text:style-name="P86">Vérifier la levée de l’exception BadEntry lors de l’utilisation de reviewItemBook avec des entrées de paramètres incorrects.</text:p>
      <text:p text:style-name="P86">Voici les différents cas de levée de l’exception BadEntry : </text:p>
      <text:list xml:id="list1888217865045818059" text:style-name="L24">
        <text:list-item>
          <text:p text:style-name="P89">si le pseudo n'est pas instancié ou a moins de 1 caractère autre que des espaces.</text:p>
        </text:list-item>
        <text:list-item>
          <text:p text:style-name="P89">si le password n'est pas instancié ou a moins de 4 caractères autres que des leadings or trailing blanks.</text:p>
        </text:list-item>
        <text:list-item>
          <text:p text:style-name="P89">si le titre n'est pas instancié ou a moins de 1 caractère autre que des espaces.</text:p>
        </text:list-item>
        <text:list-item>
          <text:p text:style-name="P89">si la note n'est pas comprise entre 0.0 et 5.0.</text:p>
        </text:list-item>
        <text:list-item>
          <text:p text:style-name="P89">si le commentaire n'est pas instancié.</text:p>
        </text:list-item>
      </text:list>
      <text:p text:style-name="P86"/>
      <text:p text:style-name="P86">Dépendance<text:span text:style-name="T25">s</text:span> : </text:p>
      <text:list xml:id="list574716122982254474" text:style-name="L19">
        <text:list-item>
          <text:p text:style-name="P85">TestInitialisation OK</text:p>
        </text:list-item>
        <text:list-item>
          <text:p text:style-name="P85">TestAddMember OK</text:p>
        </text:list-item>
        <text:list-item>
          <text:p text:style-name="P98"><text:span text:style-name="Default_20_Paragraph_20_Font"><text:span text:style-name="T21">TestAddItemBook OK</text:span></text:span></text:p>
        </text:list-item>
      </text:list>
      <text:p text:style-name="P96"/>
      <text:p text:style-name="P96">Description (scénario) :</text:p>
      <text:list xml:id="list7963936312254257396" text:style-name="L23">
        <text:list-header>
          <text:p text:style-name="P97"/>
        </text:list-header>
        <text:list-item>
          <text:p text:style-name="P88"><text:s/>Instancier un nouveau SocialNetwork contenant des membres, livres et films.</text:p>
        </text:list-item>
        <text:list-item>
          <text:p text:style-name="P102"><text:span text:style-name="Default_20_Paragraph_20_Font"><text:span text:style-name="T22">7.1</text:span></text:span><text:span text:style-name="Default_20_Paragraph_20_Font"><text:span text:style-name="T21"> Utilisation de reviewItemBook avec en paramètre un pseudo non instancié ou qui a moins de 1 caractère autre que des espaces.</text:span></text:span></text:p>
          <text:list>
            <text:list-item>
              <text:p text:style-name="P87"><text:span text:style-name="T25">7</text:span>.1a : Test avec un pseudo null.</text:p>
            </text:list-item>
            <text:list-item>
              <text:p text:style-name="P100"><text:span text:style-name="Default_20_Paragraph_20_Font"><text:span text:style-name="T22">7</text:span></text:span><text:span text:style-name="Default_20_Paragraph_20_Font"><text:span text:style-name="T21">.1b : Test avec un pseudo ne contenant que des espaces.</text:span></text:span></text:p>
            </text:list-item>
          </text:list>
        </text:list-item>
        <text:list-item>
          <text:p text:style-name="P88"><text:span text:style-name="T25">7.2</text:span> Utilisation de reviewItemBook avec en paramètre un password non instancié ou a moins de 4 caractères autres que des leadings or trailing blanks.</text:p>
          <text:list>
            <text:list-item>
              <text:p text:style-name="P87"><text:span text:style-name="T25">7</text:span>.2a : Test avec un password null.</text:p>
            </text:list-item>
            <text:list-item>
              <text:p text:style-name="P87"><text:span text:style-name="T25">7</text:span>.2b : Test avec un password contenant une lettre entourée d’espaces.</text:p>
            </text:list-item>
          </text:list>
        </text:list-item>
        <text:list-item>
          <text:p text:style-name="P102"><text:span text:style-name="Default_20_Paragraph_20_Font"><text:span text:style-name="T22">7.3</text:span></text:span><text:span text:style-name="Default_20_Paragraph_20_Font"><text:span text:style-name="T21"> Utilisation de reviewItemBook avec en paramètre un titre non instancié ou qui a moins de 1 caractère autre que des espaces.</text:span></text:span></text:p>
          <text:list>
            <text:list-item>
              <text:p text:style-name="P87"><text:span text:style-name="T25">7</text:span>.3a : Test avec un titre null.</text:p>
            </text:list-item>
            <text:list-item>
              <text:p text:style-name="P87"><text:span text:style-name="T25">7</text:span>.3b : Test avec un titre contenant que des espaces.</text:p>
            </text:list-item>
          </text:list>
        </text:list-item>
        <text:list-item>
          <text:p text:style-name="P102"><text:span text:style-name="Default_20_Paragraph_20_Font"><text:span text:style-name="T22">7.4</text:span></text:span><text:span text:style-name="Default_20_Paragraph_20_Font"><text:span text:style-name="T21"> Utilisation de reviewItemBook avec une note non comprise entre 0.0 et 5.0.</text:span></text:span></text:p>
        </text:list-item>
        <text:list-item>
          <text:p text:style-name="P102"><text:span text:style-name="Default_20_Paragraph_20_Font"><text:span text:style-name="T22">7.5</text:span></text:span><text:span text:style-name="Default_20_Paragraph_20_Font"><text:span text:style-name="T21"> Utilisation de reviewItemBook avec un commentaire non instancié.</text:span></text:span></text:p>
        </text:list-item>
      </text:list>
      <text:p text:style-name="P105"/>
      <text:p text:style-name="P96">Résultats attendus :</text:p>
      <text:p text:style-name="P99"><text:span text:style-name="Default_20_Paragraph_20_Font"><text:span text:style-name="T21"/></text:span></text:p>
      <text:p text:style-name="P99"><text:span text:style-name="Default_20_Paragraph_20_Font"><text:span text:style-name="T21">Les utilisations précédentes de reviewItemBook avec des paramètres d’entrée incorrects doivent tous lever l’exception BadEntry.</text:span></text:span></text:p>
      <text:p text:style-name="P107">Cela pourrait aussi être utile de vérifier qu’on n’a pas de nouveau commentaire de créé comme prévu et qu’aucun autre paramètre n’a changé (membre, item…).</text:p>
      <text:p text:style-name="P106"/>
      <text:p text:style-name="P96">Résultats observés :</text:p>
      <text:p text:style-name="P94"><text:soft-page-break/></text:p>
      <text:p text:style-name="P27">Conclusion :</text:p>
      <text:p text:style-name="P111">Fiche de test N° <text:span text:style-name="T25">8</text:span></text:p>
      <text:p text:style-name="Title"/>
      <text:p text:style-name="P99"><text:span text:style-name="Default_20_Paragraph_20_Font"><text:span text:style-name="T19">Objectif du test : </text:span></text:span><text:span text:style-name="Default_20_Paragraph_20_Font"><text:span text:style-name="T21">Eprouver la méthode reviewItemBook dans le cas d’un fonctionnement standard.</text:span></text:span></text:p>
      <text:p text:style-name="P86"/>
      <text:list xml:id="list8481357107300407782" text:style-name="L25">
        <text:list-item>
          <text:p text:style-name="P90">Vérifier que l’ajout d’un avis sur un livre fonctionne correctement avec des paramètres d’entrées correctes. </text:p>
        </text:list-item>
        <text:list-item>
          <text:p text:style-name="P90">Vérifier la levée de l’exception NotMember si le pseudo et/ou le password ne correspondent pas lors de l’ajout d’un commentaire.</text:p>
        </text:list-item>
        <text:list-item>
          <text:p text:style-name="P90">Vérifier la levée de l’exception NotItem lorsque le titre mis en paramètre ne correspond pas à un livre enregistré.</text:p>
        </text:list-item>
      </text:list>
      <text:p text:style-name="P86"/>
      <text:p text:style-name="P86">Dépendance<text:span text:style-name="T25">s</text:span> : </text:p>
      <text:list xml:id="list3724104701194081879" text:style-name="L27">
        <text:list-item>
          <text:p text:style-name="P91">TestInitialisation OK</text:p>
        </text:list-item>
        <text:list-item>
          <text:p text:style-name="P91">TestAddMember OK</text:p>
        </text:list-item>
        <text:list-item>
          <text:p text:style-name="P103"><text:span text:style-name="Default_20_Paragraph_20_Font"><text:span text:style-name="T21">TestAddItemBook OK</text:span></text:span></text:p>
        </text:list-item>
      </text:list>
      <text:p text:style-name="P96"/>
      <text:p text:style-name="P96">Description (scénario) :</text:p>
      <text:list xml:id="list283597194991640567" text:style-name="L31">
        <text:list-item>
          <text:p text:style-name="P93">Instancier un nouveau SocialNetwork contenant des membres, livres et films.</text:p>
        </text:list-item>
        <text:list-item>
          <text:p text:style-name="P101"><text:span text:style-name="Default_20_Paragraph_20_Font"><text:span text:style-name="T24">8</text:span></text:span><text:span text:style-name="Default_20_Paragraph_20_Font"><text:span text:style-name="T23">.1 </text:span></text:span><text:span text:style-name="Default_20_Paragraph_20_Font"><text:span text:style-name="T20">Ajout d’avis sur les books (Les 3 membres ajoute un avis par livre (il y a trois livres déjà enregistrés).</text:span></text:span></text:p>
        </text:list-item>
        <text:list-item>
          <text:p text:style-name="P101"><text:span text:style-name="Default_20_Paragraph_20_Font"><text:span text:style-name="T24">8</text:span></text:span><text:span text:style-name="Default_20_Paragraph_20_Font"><text:span text:style-name="T23">.2 </text:span></text:span><text:span text:style-name="Default_20_Paragraph_20_Font"><text:span text:style-name="T20">Utilisation de reviewItemBook avec un pseudo non enregistré.</text:span></text:span></text:p>
        </text:list-item>
        <text:list-item>
          <text:p text:style-name="P101"><text:span text:style-name="Default_20_Paragraph_20_Font"><text:span text:style-name="T24">8</text:span></text:span><text:span text:style-name="Default_20_Paragraph_20_Font"><text:span text:style-name="T23">.3 </text:span></text:span><text:span text:style-name="Default_20_Paragraph_20_Font"><text:span text:style-name="T20">Utilisation de reviewItemBook avec un pseudo bon mais un password faux.</text:span></text:span></text:p>
        </text:list-item>
        <text:list-item>
          <text:p text:style-name="P101"><text:span text:style-name="Default_20_Paragraph_20_Font"><text:span text:style-name="T24">8</text:span></text:span><text:span text:style-name="Default_20_Paragraph_20_Font"><text:span text:style-name="T23">.4 </text:span></text:span><text:span text:style-name="Default_20_Paragraph_20_Font"><text:span text:style-name="T20">Utilisation de reviewItemBook avec un titre de livre non enregistré.</text:span></text:span></text:p>
        </text:list-item>
      </text:list>
      <text:p text:style-name="P96"/>
      <text:p text:style-name="P96">Résultats attendus :</text:p>
      <text:p text:style-name="P99"><text:span text:style-name="Default_20_Paragraph_20_Font"><text:span text:style-name="T19"/></text:span></text:p>
      <text:p text:style-name="P99"><text:span text:style-name="Default_20_Paragraph_20_Font"><text:span text:style-name="T21">Le scénario ci-dessous permet de :</text:span></text:span></text:p>
      <text:list xml:id="list4543523782148864967" text:style-name="L29">
        <text:list-item>
          <text:p text:style-name="P92">Vérifier que l’ajout d’avis sur des livres en entrant des paramètres correctes fonctionne bien (pas de levée d’exception).</text:p>
        </text:list-item>
        <text:list-item>
          <text:p text:style-name="P104"><text:span text:style-name="Default_20_Paragraph_20_Font"><text:span text:style-name="T21">Vérifier la levée de l’exception NotMember pour un avis donnée avec un pseudo et/ou un password erroné et de l’exception NotItem pour un titre de livre non enregistré.</text:span></text:span></text:p>
        </text:list-item>
      </text:list>
      <text:p text:style-name="P96"/>
      <text:p text:style-name="P96">Résultats observés :</text:p>
      <text:p text:style-name="P95"/>
      <text:p text:style-name="P95"/>
      <text:p text:style-name="P27">Conclusion :</text:p>
      <text:p text:style-name="P112">Fiche de test N° <text:s text:c="3"/></text:p>
      <text:p text:style-name="Title"/>
      <text:p text:style-name="P7">Objectif du test :</text:p>
      <text:p text:style-name="P7"/>
      <text:p text:style-name="P7"/>
      <text:p text:style-name="P7"/>
      <text:p text:style-name="P7"/>
      <text:p text:style-name="P7">Description(scénario) 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attendu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Résultats observés 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11"/>
      <text:p text:style-name="Heading_20_5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ucidasans1" svg:font-family="Lucidasans"/>
    <style:font-face style:name="Times1" svg:font-family="Times" style:font-adornments="Normal" style:font-family-generic="roman"/>
    <style:font-face style:name="Courier New" svg:font-family="'Courier New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499cm" fo:margin-bottom="0cm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423cm" fo:margin-bottom="0cm" loext:contextual-spacing="false" fo:padding-left="0cm" fo:padding-right="0cm" fo:padding-top="0.035cm" fo:padding-bottom="0cm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cm" fo:padding-right="0cm" fo:padding-top="0cm" fo:padding-bottom="0.035cm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Arial" fo:font-family="Arial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Arial" style:font-family-complex="Arial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weight="normal" style:font-weight-asian="normal"/>
    </style:style>
    <style:style style:name="WW_5f_CharLFO4LVL2" style:display-name="WW_CharLFO4LVL2" style:family="text">
      <style:text-properties fo:font-size="12pt" fo:font-weight="bold" style:font-size-asian="12pt" style:font-weight-asian="bold"/>
    </style:style>
    <style:style style:name="WW_5f_CharLFO4LVL3" style:display-name="WW_CharLFO4LVL3" style:family="text">
      <style:text-properties fo:font-weight="normal" style:font-weight-asian="normal"/>
    </style:style>
    <style:style style:name="WW_5f_CharLFO4LVL4" style:display-name="WW_CharLFO4LVL4" style:family="text">
      <style:text-properties fo:font-weight="normal" style:font-weight-asian="normal"/>
    </style:style>
    <style:style style:name="WW_5f_CharLFO4LVL5" style:display-name="WW_CharLFO4LVL5" style:family="text">
      <style:text-properties fo:font-weight="normal" style:font-weight-asian="normal"/>
    </style:style>
    <style:style style:name="WW_5f_CharLFO4LVL6" style:display-name="WW_CharLFO4LVL6" style:family="text">
      <style:text-properties fo:font-weight="normal" style:font-weight-asian="normal"/>
    </style:style>
    <style:style style:name="WW_5f_CharLFO4LVL7" style:display-name="WW_CharLFO4LVL7" style:family="text">
      <style:text-properties fo:font-weight="normal" style:font-weight-asian="normal"/>
    </style:style>
    <style:style style:name="WW_5f_CharLFO4LVL8" style:display-name="WW_CharLFO4LVL8" style:family="text">
      <style:text-properties fo:font-weight="normal" style:font-weight-asian="normal"/>
    </style:style>
    <style:style style:name="WW_5f_CharLFO4LVL9" style:display-name="WW_CharLFO4LVL9" style:family="text">
      <style:text-properties fo:font-weight="normal" style:font-weight-asian="normal"/>
    </style:style>
    <style:style style:name="Numbering_20_Symbols" style:display-name="Numbering Symbols" style:family="text"/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7.62cm" style:type="center"/>
          <style:tab-stop style:position="16.933cm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22cm" fo:margin-bottom="0cm" loext:contextual-spacing="false" fo:text-align="center" style:justify-single-word="false">
        <style:tab-stops>
          <style:tab-stop style:position="7.964cm" style:type="center"/>
          <style:tab-stop style:position="16.88cm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5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0-03-18T12:47:58.000000119" text:fixed="true">18 mars 2010</text:date></text:p>
      </style:header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7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11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12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14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5</text:page-number></text:span><text:span text:style-name="MT2">/</text:span><text:span text:style-name="MT2"><text:page-count>15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Windows_x86 LibreOffice_project/d50a87b2e514536ed401c18000dad4660b6a169e</meta:generator>
    <dc:title>Fiche de Remarques</dc:title>
    <meta:initial-creator>WISCHNEWSKI</meta:initial-creator>
    <meta:creation-date>2005-01-28T16:31:00</meta:creation-date>
    <dc:date>2015-04-26T17:56:02.508000000</dc:date>
    <meta:print-date>2004-03-31T15:12:00</meta:print-date>
    <dc:language>fr-FR</dc:language>
    <meta:editing-cycles>21</meta:editing-cycles>
    <meta:editing-duration>PT1H4M26S</meta:editing-duration>
    <meta:document-statistic meta:table-count="4" meta:image-count="0" meta:object-count="0" meta:page-count="15" meta:paragraph-count="226" meta:word-count="2234" meta:character-count="13316" meta:non-whitespace-character-count="11381"/>
    <meta:user-defined meta:name="Info 1"/>
    <meta:user-defined meta:name="Info 2"/>
    <meta:user-defined meta:name="Info 3"/>
    <meta:user-defined meta:name="Info 4"/>
  </office:meta>
</office:document-meta>
</file>